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69479"/>
          <table:table-cell office:value-type="float" office:value="0.07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197.0"/>
          <table:table-cell office:value-type="float" office:value="6251.0"/>
          <table:table-cell office:value-type="float" office:value="18317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2.10594"/>
          <table:table-cell office:value-type="float" office:value="1.868"/>
          <table:table-cell office:value-type="float" office:value="1.75"/>
          <table:table-cell office:value-type="float" office:value="90513.0"/>
          <table:table-cell office:value-type="float" office:value="0.0"/>
          <table:table-cell office:value-type="float" office:value="83.0"/>
          <table:table-cell office:value-type="float" office:value="6478.0"/>
          <table:table-cell office:value-type="float" office:value="97008.0"/>
          <table:table-cell office:value-type="float" office:value="6251.0"/>
          <table:table-cell office:value-type="float" office:value="18317.0"/>
          <table:table-cell office:value-type="float" office:value="92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205.032"/>
          <table:table-cell office:value-type="float" office:value="204.798"/>
          <table:table-cell office:value-type="float" office:value="204.7"/>
          <table:table-cell office:value-type="float" office:value="8004754.0"/>
          <table:table-cell office:value-type="float" office:value="0.0"/>
          <table:table-cell office:value-type="float" office:value="15821.0"/>
          <table:table-cell office:value-type="float" office:value="1961026.0"/>
          <table:table-cell office:value-type="float" office:value="9966163.0"/>
          <table:table-cell office:value-type="float" office:value="5563.0"/>
          <table:table-cell office:value-type="float" office:value="15729.0"/>
          <table:table-cell office:value-type="float" office:value="92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28.0"/>
          <table:table-cell office:value-type="float" office:value="17367.0"/>
          <table:table-cell office:value-type="float" office:value="11739.0"/>
          <table:table-cell office:value-type="float" office:value="10673.0"/>
          <table:table-cell office:value-type="float" office:value="10905.0"/>
          <table:table-cell office:value-type="float" office:value="16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35838"/>
          <table:table-cell office:value-type="float" office:value="0.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3.0"/>
          <table:table-cell office:value-type="float" office:value="9724.0"/>
          <table:table-cell office:value-type="float" office:value="740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35878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3.0"/>
          <table:table-cell office:value-type="float" office:value="9724.0"/>
          <table:table-cell office:value-type="float" office:value="740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62022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08.0"/>
          <table:table-cell office:value-type="float" office:value="10307.0"/>
          <table:table-cell office:value-type="float" office:value="835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5.014"/>
          <table:table-cell office:value-type="float" office:value="14.678"/>
          <table:table-cell office:value-type="float" office:value="14.61"/>
          <table:table-cell office:value-type="float" office:value="548125.0"/>
          <table:table-cell office:value-type="float" office:value="0.0"/>
          <table:table-cell office:value-type="float" office:value="112.0"/>
          <table:table-cell office:value-type="float" office:value="7562.0"/>
          <table:table-cell office:value-type="float" office:value="555976.0"/>
          <table:table-cell office:value-type="float" office:value="6251.0"/>
          <table:table-cell office:value-type="float" office:value="18327.0"/>
          <table:table-cell office:value-type="float" office:value="92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359.555"/>
          <table:table-cell office:value-type="float" office:value="359.265"/>
          <table:table-cell office:value-type="float" office:value="359.19"/>
          <table:table-cell office:value-type="float" office:value="22140998.0"/>
          <table:table-cell office:value-type="float" office:value="0.0"/>
          <table:table-cell office:value-type="float" office:value="15355.0"/>
          <table:table-cell office:value-type="float" office:value="2107048.0"/>
          <table:table-cell office:value-type="float" office:value="24248045.0"/>
          <table:table-cell office:value-type="float" office:value="6251.0"/>
          <table:table-cell office:value-type="float" office:value="18327.0"/>
          <table:table-cell office:value-type="float" office:value="92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1200.0"/>
          <table:table-cell office:value-type="float" office:value="1199.822"/>
          <table:table-cell office:value-type="float" office:value="1199.74"/>
          <table:table-cell office:value-type="float" office:value="37797702.0"/>
          <table:table-cell office:value-type="float" office:value="1.0"/>
          <table:table-cell office:value-type="float" office:value="136408.0"/>
          <table:table-cell office:value-type="float" office:value="33153814.0"/>
          <table:table-cell office:value-type="float" office:value="70951669.0"/>
          <table:table-cell office:value-type="float" office:value="5563.0"/>
          <table:table-cell office:value-type="float" office:value="15739.0"/>
          <table:table-cell office:value-type="float" office:value="106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28.0"/>
          <table:table-cell office:value-type="float" office:value="17367.0"/>
          <table:table-cell office:value-type="float" office:value="11739.0"/>
          <table:table-cell office:value-type="float" office:value="10673.0"/>
          <table:table-cell office:value-type="float" office:value="10905.0"/>
          <table:table-cell office:value-type="float" office:value="16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0.4401"/>
          <table:table-cell office:value-type="float" office:value="10.185"/>
          <table:table-cell office:value-type="float" office:value="10.07"/>
          <table:table-cell office:value-type="float" office:value="213984.0"/>
          <table:table-cell office:value-type="float" office:value="0.0"/>
          <table:table-cell office:value-type="float" office:value="2271.0"/>
          <table:table-cell office:value-type="float" office:value="274108.0"/>
          <table:table-cell office:value-type="float" office:value="488162.0"/>
          <table:table-cell office:value-type="float" office:value="6251.0"/>
          <table:table-cell office:value-type="float" office:value="18325.0"/>
          <table:table-cell office:value-type="float" office:value="92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80.3127"/>
          <table:table-cell office:value-type="float" office:value="80.006"/>
          <table:table-cell office:value-type="float" office:value="79.92"/>
          <table:table-cell office:value-type="float" office:value="4835557.0"/>
          <table:table-cell office:value-type="float" office:value="0.0"/>
          <table:table-cell office:value-type="float" office:value="2855.0"/>
          <table:table-cell office:value-type="float" office:value="352878.0"/>
          <table:table-cell office:value-type="float" office:value="5188512.0"/>
          <table:table-cell office:value-type="float" office:value="6251.0"/>
          <table:table-cell office:value-type="float" office:value="18325.0"/>
          <table:table-cell office:value-type="float" office:value="92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206.541"/>
          <table:table-cell office:value-type="float" office:value="206.345"/>
          <table:table-cell office:value-type="float" office:value="206.28"/>
          <table:table-cell office:value-type="float" office:value="6747300.0"/>
          <table:table-cell office:value-type="float" office:value="0.0"/>
          <table:table-cell office:value-type="float" office:value="16382.0"/>
          <table:table-cell office:value-type="float" office:value="2551249.0"/>
          <table:table-cell office:value-type="float" office:value="9298803.0"/>
          <table:table-cell office:value-type="float" office:value="5563.0"/>
          <table:table-cell office:value-type="float" office:value="15737.0"/>
          <table:table-cell office:value-type="float" office:value="106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28.0"/>
          <table:table-cell office:value-type="float" office:value="17367.0"/>
          <table:table-cell office:value-type="float" office:value="11739.0"/>
          <table:table-cell office:value-type="float" office:value="10673.0"/>
          <table:table-cell office:value-type="float" office:value="10905.0"/>
          <table:table-cell office:value-type="float" office:value="164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35035"/>
          <table:table-cell office:value-type="float" office:value="3.028"/>
          <table:table-cell office:value-type="float" office:value="2.94"/>
          <table:table-cell office:value-type="float" office:value="95975.0"/>
          <table:table-cell office:value-type="float" office:value="0.0"/>
          <table:table-cell office:value-type="float" office:value="68.0"/>
          <table:table-cell office:value-type="float" office:value="5001.0"/>
          <table:table-cell office:value-type="float" office:value="101168.0"/>
          <table:table-cell office:value-type="float" office:value="6251.0"/>
          <table:table-cell office:value-type="float" office:value="18318.0"/>
          <table:table-cell office:value-type="float" office:value="92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3.34254"/>
          <table:table-cell office:value-type="float" office:value="3.056"/>
          <table:table-cell office:value-type="float" office:value="2.98"/>
          <table:table-cell office:value-type="float" office:value="167078.0"/>
          <table:table-cell office:value-type="float" office:value="0.0"/>
          <table:table-cell office:value-type="float" office:value="170.0"/>
          <table:table-cell office:value-type="float" office:value="17651.0"/>
          <table:table-cell office:value-type="float" office:value="184746.0"/>
          <table:table-cell office:value-type="float" office:value="6251.0"/>
          <table:table-cell office:value-type="float" office:value="18318.0"/>
          <table:table-cell office:value-type="float" office:value="92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492.725"/>
          <table:table-cell office:value-type="float" office:value="492.502"/>
          <table:table-cell office:value-type="float" office:value="492.4"/>
          <table:table-cell office:value-type="float" office:value="22329990.0"/>
          <table:table-cell office:value-type="float" office:value="0.0"/>
          <table:table-cell office:value-type="float" office:value="25501.0"/>
          <table:table-cell office:value-type="float" office:value="3513885.0"/>
          <table:table-cell office:value-type="float" office:value="25844140.0"/>
          <table:table-cell office:value-type="float" office:value="5563.0"/>
          <table:table-cell office:value-type="float" office:value="15730.0"/>
          <table:table-cell office:value-type="float" office:value="92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28.0"/>
          <table:table-cell office:value-type="float" office:value="17367.0"/>
          <table:table-cell office:value-type="float" office:value="11739.0"/>
          <table:table-cell office:value-type="float" office:value="10673.0"/>
          <table:table-cell office:value-type="float" office:value="10905.0"/>
          <table:table-cell office:value-type="float" office:value="16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